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officeooo:paragraph-rsid="000d5ab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f4e33" style:font-weight-asian="normal" style:font-weight-complex="normal"/>
    </style:style>
    <style:style style:name="T8" style:family="text">
      <style:text-properties fo:font-style="italic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weight-asian="normal" style:font-style-complex="normal" style:font-weight-complex="normal"/>
    </style:style>
    <style:style style:name="T10" style:family="text">
      <style:text-properties officeooo:rsid="0005ad24"/>
    </style:style>
    <style:style style:name="T11" style:family="text">
      <style:text-properties style:text-underline-style="none" fo:font-weight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0-12-02T10:12:10.393488026</dc:date>
    <meta:editing-duration>PT7M18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30" meta:non-whitespace-character-count="828"/>
  </office:meta>
</office:document-meta>
</file>